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965in" fo:text-align="center" style:justify-single-word="false"/>
      <style:text-properties fo:font-variant="normal" fo:text-transform="none" fo:font-style="normal" fo:font-weight="bold"/>
    </style:style>
    <style:style style:name="P2" style:family="paragraph" style:parent-style-name="Standard">
      <style:paragraph-properties fo:margin-top="0in" fo:margin-bottom="0.1965in" fo:text-align="start" style:justify-single-word="false"/>
      <style:text-properties fo:font-variant="normal" fo:text-transform="none" fo:font-style="normal" fo:font-weight="normal" style:font-style-asian="normal" style:font-weight-asian="normal" style:font-style-complex="normal" style:font-weight-complex="normal"/>
    </style:style>
    <style:style style:name="P3" style:family="paragraph" style:parent-style-name="Text_20_body">
      <style:paragraph-properties fo:margin-top="0in" fo:margin-bottom="0in" fo:text-align="center" style:justify-single-word="false"/>
    </style:style>
    <style:style style:name="P4" style:family="paragraph" style:parent-style-name="Text_20_body">
      <style:paragraph-properties fo:margin-top="0in" fo:margin-bottom="0in" fo:line-height="200%" fo:text-align="start" style:justify-single-word="false"/>
      <style:text-properties fo:font-variant="normal" fo:text-transform="none" fo:font-style="normal" fo:font-weight="normal"/>
    </style:style>
    <style:style style:name="P5" style:family="paragraph" style:parent-style-name="Text_20_body">
      <style:paragraph-properties fo:margin-top="0in" fo:margin-bottom="0in" fo:line-height="200%" fo:text-align="start" style:justify-single-word="false"/>
    </style:style>
    <style:style style:name="T1" style:family="text">
      <style:text-properties fo:font-variant="normal" fo:text-transform="none"/>
    </style:style>
    <style:style style:name="T2" style:family="text">
      <style:text-properties fo:font-variant="normal" fo:text-transform="none" fo:font-style="normal" fo:font-weight="normal"/>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 Bolton – CSF Spring Seminar, Week 5 – essay on ch. 3 of <text:span text:style-name="T3">Ethics and Technolog</text:span>y</text:p>
      <text:p text:style-name="P1">Logical Arguments and Sets</text:p>
      <text:p text:style-name="P3"/>
      <text:p text:style-name="P4"><text:tab/>If we can think of logical arguments as being a series of statements about sets and subsets, we can use the mathematical rules of sets to determine whether an argument is fallacious or not, particularly by noticing the differences between subsets, proper subsets, and their supersets.</text:p>
      <text:p text:style-name="P4"><text:tab/>For example, two sets that have a common superset are not necessarily equal. One common fallacious argument is that if both A and B are subsets of C, then A and B are the same. This disobeys our mathematical rule, because two sets may be both subsets of a third without being the same. A={1,2}, B={3,4} and C={1,2,3,4} is an example. Another variation may be the comparison of an entire set with a single element, both of which are members of a common set, but this does not necessarily mean they are common. Dogs and Socrates are both in the set 'mammals,' but the element Socrates is not inside the subset 'dogs.' </text:p>
      <text:p text:style-name="P4"><text:tab/>A second rule we can apply is that if A is a subset of B and B is a subset of A, then they are equal. If we were to take the earlier argument, that both A and B are subsets of C, and add that C is also a subset of either A or B, then we can say that A, B, and C are equal. We must also always establish that any element or any set A is a subset of B in order to say that 'all A are a member of B.' Thus, it is not sufficient to merely claim that two sets have a common superset. In order to make any claims about the equality or memberships of two sets, they must have a subset relationship to <text:span text:style-name="T3">each other. </text:span></text:p>
      <text:p text:style-name="P4"><text:tab/>Last, a set's properties can depend on every single one of the elements inside that set. The total number of elements in a set is an example of that kind of property. Since properties of sets often depend on their elements, and since proper subsets and their supersets have a different set of elements, we cannot say that some property of a superset will still hold true for its proper subset. </text:p>
      <text:p text:style-name="P5"><text:span text:style-name="T2"><text:tab/>Ethical arguments are very often about groups of people. When we are forming such an argument, if we were to carefully determine how many sets we are dealing with and exactly which are </text:span><text:soft-page-break/><text:span text:style-name="T2">subsets and supersets of on another, then we can apply the above rules to determine what valid logical arguments we could create. In any case,</text:span><text:span text:style-name="T1"> </text:span><text:span text:style-name="T2">we have found some mathematical justifications for some of Tavani's fallacy argumen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6T11:43:33</meta:creation-date>
    <meta:document-statistic meta:table-count="0" meta:image-count="0" meta:object-count="0" meta:page-count="2" meta:paragraph-count="7" meta:word-count="454" meta:character-count="2424"/>
    <dc:date>2010-04-26T11:45:43</dc:date>
    <meta:editing-duration>PT00H02M11S</meta:editing-duration>
    <meta:editing-cycles>1</meta:editing-cycles>
    <meta:generator>OpenOffice.org/3.2$Linux OpenOffice.org_project/320m12$Build-9483</meta:generator>
  </office:meta>
</office:document-meta>
</file>